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695.49" calcext:value-type="float">
            <text:p>695.49</text:p>
          </table:table-cell>
          <table:table-cell/>
          <table:table-cell office:value-type="string" calcext:value-type="string">
            <text:p>01.06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office:value-type="string" calcext:value-type="string">
            <text:p>03.06:</text:p>
          </table:table-cell>
          <table:table-cell table:style-name="ce28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4.06:</text:p>
          </table:table-cell>
          <table:table-cell table:style-name="ce28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497.72" calcext:value-type="float">
            <text:p>497.72</text:p>
          </table:table-cell>
          <table:table-cell/>
          <table:table-cell office:value-type="string" calcext:value-type="string">
            <text:p>05.06:</text:p>
          </table:table-cell>
          <table:table-cell table:formula="of:=SUMIF([.A1:.A65536];&quot;05.06.2015&quot;;[.C1:.C65536])" office:value-type="float" office:value="471.49" calcext:value-type="float">
            <text:p>471.4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office:value-type="string" calcext:value-type="string">
            <text:p>06.06:</text:p>
          </table:table-cell>
          <table:table-cell table:style-name="ce28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52.76" calcext:value-type="float">
            <text:p>52.76</text:p>
          </table:table-cell>
          <table:table-cell/>
          <table:table-cell office:value-type="string" calcext:value-type="string">
            <text:p>07.06:</text:p>
          </table:table-cell>
          <table:table-cell table:style-name="ce28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14.25" calcext:value-type="float">
            <text:p>14.2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2.58" calcext:value-type="float">
            <text:p>22.5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3.28" calcext:value-type="float">
            <text:p>3.2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3.64" calcext:value-type="float">
            <text:p>3.64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60.85" calcext:value-type="float">
            <text:p>60.8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0.61" calcext:value-type="float">
            <text:p>0.61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52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3:00:24.762272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8T13:07:50.638534275</dc:date>
    <meta:editing-duration>PT1H20M20S</meta:editing-duration>
    <meta:editing-cycles>16</meta:editing-cycles>
    <meta:generator>LibreOffice/4.4.3.2$Linux_x86 LibreOffice_project/40m0$Build-2</meta:generator>
    <meta:document-statistic meta:table-count="2" meta:cell-count="240" meta:object-count="0"/>
  </office:meta>
</office:document-meta>
</file>